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cente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8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9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0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1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2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3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4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5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6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7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8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9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40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2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3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5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6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7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8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9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0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2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3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4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5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6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7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8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9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0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1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2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3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4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5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6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67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8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9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0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1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2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3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4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table:number-columns-repeated="2"/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5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6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7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9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0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4"/>
          <table:table-cell table:number-columns-repeated="4" office:value-type="string" calcext:value-type="string">
            <text:p>8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1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2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3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4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85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6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87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88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9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0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91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2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3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4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5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6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97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8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00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01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03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06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09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3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4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5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8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9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3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4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5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6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7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8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9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0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1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2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3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7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3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8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9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0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2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4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5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6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7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8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9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0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1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2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3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66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7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68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0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71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2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3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5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6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8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9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0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5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7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9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1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3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6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8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0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6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07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8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9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0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1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2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3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4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5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6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7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8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9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0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1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2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3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4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5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6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7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8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9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0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1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2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33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34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35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36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37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8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9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1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2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3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3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4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5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6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7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8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9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0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1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3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5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7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8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9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0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1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2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4" office:value-type="string" calcext:value-type="string">
            <text:p>#84 Отцентрировать лого Просвещения в демо-учебнике</text:p>
          </table:table-cell>
          <table:table-cell table:style-name="Default" office:value-type="string" calcext:value-type="string">
            <text:p>30-08-2017 18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5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6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7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8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9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0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2" table:number-rows-spanned="1">
            <text:p>&lt; 27 08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28 08 2017 - 03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04 09 2017 - 10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1 09 2017 - 17 09 2017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18 09 2017 - 24 09 2017</text:p>
          </table:table-cell>
          <table:covered-table-cell table:style-name="ce7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1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82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83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7:01:38.740049457</meta:creation-date>
    <dc:date>2017-09-25T07:06:34.210142815</dc:date>
    <meta:editing-duration>P0D</meta:editing-duration>
    <meta:editing-cycles>1</meta:editing-cycles>
    <meta:document-statistic meta:table-count="14" meta:cell-count="1716" meta:object-count="0"/>
    <meta:generator>LibreOffice/4.2.8.2$Linux_X86_64 LibreOffice_project/420m0$Build-2</meta:generator>
  </office:meta>
</office:document-meta>
</file>